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f6dd" officeooo:paragraph-rsid="000cf6dd"/>
    </style:style>
    <style:style style:name="P5" style:family="paragraph" style:parent-style-name="Text_20_body">
      <style:paragraph-properties fo:text-align="start" style:justify-single-word="false"/>
      <style:text-properties style:font-name="Georgia" officeooo:rsid="000cf6dd" officeooo:paragraph-rsid="000cf6dd"/>
    </style:style>
    <style:style style:name="P6" style:family="paragraph" style:parent-style-name="Title">
      <style:text-properties style:font-name="Georgia" officeooo:rsid="000cf6dd" officeooo:paragraph-rsid="000cf6dd"/>
    </style:style>
    <style:style style:name="P7" style:family="paragraph" style:parent-style-name="Text_20_body">
      <style:paragraph-properties fo:text-align="start" style:justify-single-word="false"/>
      <style:text-properties style:font-name="Georgia" officeooo:rsid="000cf6dd" officeooo:paragraph-rsid="000cf6dd"/>
    </style:style>
    <style:style style:name="T1" style:family="text">
      <style:text-properties officeooo:rsid="000e82f2"/>
    </style:style>
    <style:style style:name="T2" style:family="text">
      <style:text-properties officeooo:rsid="000f21d4"/>
    </style:style>
    <style:style style:name="T3" style:family="text">
      <style:text-properties officeooo:rsid="001073ce"/>
    </style:style>
    <style:style style:name="T4" style:family="text">
      <style:text-properties officeooo:rsid="0011ed1e"/>
    </style:style>
    <style:style style:name="T5" style:family="text">
      <style:text-properties officeooo:rsid="00127f1b"/>
    </style:style>
    <style:style style:name="T6" style:family="text">
      <style:text-properties officeooo:rsid="0012f566"/>
    </style:style>
    <style:style style:name="T7" style:family="text">
      <style:text-properties officeooo:rsid="0013afab"/>
    </style:style>
    <style:style style:name="T8" style:family="text">
      <style:text-properties officeooo:rsid="00140202"/>
    </style:style>
    <style:style style:name="T9" style:family="text">
      <style:text-properties officeooo:rsid="00157ce6"/>
    </style:style>
    <style:style style:name="T10" style:family="text">
      <style:text-properties officeooo:rsid="0016b6fd"/>
    </style:style>
    <style:style style:name="T11" style:family="text">
      <style:text-properties officeooo:rsid="001755c2"/>
    </style:style>
    <style:style style:name="T12" style:family="text">
      <style:text-properties officeooo:rsid="0017cc98"/>
    </style:style>
    <style:style style:name="T13" style:family="text">
      <style:text-properties officeooo:rsid="00185b8e"/>
    </style:style>
    <style:style style:name="T14" style:family="text">
      <style:text-properties officeooo:rsid="001add65"/>
    </style:style>
    <style:style style:name="T15" style:family="text">
      <style:text-properties officeooo:rsid="001b4b67"/>
    </style:style>
    <style:style style:name="T16" style:family="text">
      <style:text-properties officeooo:rsid="001bec68"/>
    </style:style>
    <style:style style:name="T17" style:family="text">
      <style:text-properties officeooo:rsid="001d6493"/>
    </style:style>
    <style:style style:name="T18" style:family="text">
      <style:text-properties officeooo:rsid="001ed9be"/>
    </style:style>
    <style:style style:name="T19" style:family="text">
      <style:text-properties officeooo:rsid="001f83b1"/>
    </style:style>
    <style:style style:name="T20" style:family="text">
      <style:text-properties officeooo:rsid="0020f1fb"/>
    </style:style>
    <style:style style:name="T21" style:family="text">
      <style:text-properties officeooo:rsid="00219318"/>
    </style:style>
    <style:style style:name="T22" style:family="text">
      <style:text-properties officeooo:rsid="0022d58e"/>
    </style:style>
    <style:style style:name="T23" style:family="text">
      <style:text-properties officeooo:rsid="0023c6b4"/>
    </style:style>
    <style:style style:name="T24" style:family="text">
      <style:text-properties officeooo:rsid="00258f1b"/>
    </style:style>
    <style:style style:name="T25" style:family="text">
      <style:text-properties officeooo:rsid="00267cbf"/>
    </style:style>
    <style:style style:name="T26" style:family="text">
      <style:text-properties officeooo:rsid="0026d858"/>
    </style:style>
    <style:style style:name="T27" style:family="text">
      <style:text-properties officeooo:rsid="00289c81"/>
    </style:style>
    <style:style style:name="T28" style:family="text">
      <style:text-properties officeooo:rsid="002941b4"/>
    </style:style>
    <style:style style:name="T29" style:family="text">
      <style:text-properties officeooo:rsid="00298665"/>
    </style:style>
    <style:style style:name="T30" style:family="text">
      <style:text-properties officeooo:rsid="002a0df8"/>
    </style:style>
    <style:style style:name="T31" style:family="text">
      <style:text-properties officeooo:rsid="002b969d"/>
    </style:style>
    <style:style style:name="T32" style:family="text">
      <style:text-properties officeooo:rsid="002c8989"/>
    </style:style>
    <style:style style:name="T33" style:family="text">
      <style:text-properties officeooo:rsid="002cfe69"/>
    </style:style>
    <style:style style:name="T34" style:family="text">
      <style:text-properties officeooo:rsid="002ea0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Heart</text:p>
      <text:p text:style-name="P3">204</text:p>
      <text:p text:style-name="P4">by Kyle Eggleston</text:p>
      <text:p text:style-name="P4"/>
      <text:p text:style-name="P5"><text:tab/><text:span text:style-name="T1">Captain Jack O’Brien watched as the stars whooshed by outside his window. Traveling at FTL speeds always amazed him. </text:span><text:span text:style-name="T2">To think they could travel to Earth from Crimson Gamma in a week was astounding. He was glad they didn’t have to travel by shuttle, that would have taken months to accomplish. </text:span><text:span text:style-name="T3">The Fresno was two days into the week long journey back to Earth. O’Brien had just a few days to decide how he would order President Cain to step down from office.</text:span></text:p>
      <text:p text:style-name="P5"><text:tab/><text:span text:style-name="T4">Jack wondered what he would say exactly to the president to get him to leave Earth alone for good. Last time he had a warship to fight against, but managed to take out the president’s guards with the help of one of his officers. That officer no longer served under O’Brien, he had requested a transfer to be posted to Crimson Gamma, but that never took place. O’Brien hadn’t bothered to follow up on why Kate was assigned instead, but he supposed it really didn’t matter. Posting assignments were always changing. You go where you’re sent, and all of that. It’s just how life in the military worked.</text:span></text:p>
      <text:p text:style-name="P5"><text:tab/><text:span text:style-name="T5">The door chime to Jack’s quarters beeped twice. Jack looked to the door to his quarters and sighed. Being a captain meant never ending interruptions. “Yes, what is it? Come in. Come in.” He beckoned to whoever was there to disturb him.</text:span></text:p>
      <text:p text:style-name="P5"><text:tab/><text:span text:style-name="T5">Kate entered Jack’s quarters. “Sorry to bother you sir.” She said.</text:span></text:p>
      <text:p text:style-name="P5"><text:tab/>“<text:span text:style-name="T5">No bother at all.” Jack lied. “Please, come in. Sit down.”</text:span></text:p>
      <text:p text:style-name="P5"><text:tab/><text:span text:style-name="T5">Kate sat down on an empty chair that stood in the corner of the room. “</text:span><text:span text:style-name="T6">I was just getting off my shift, and thought I’d drop by to see how you are doing sir.” Kate said explaining her arrival at his quarters.</text:span></text:p>
      <text:p text:style-name="P5"><text:tab/><text:span text:style-name="T7">How he was doing, O’Brien smirked. It hadn’t been that long since his scare with his heart. His Dubor heart at that. Jack hoped he would be able to simply feel better and continue on with his duty assignment. </text:span><text:span text:style-name="T8">That was all he wanted.</text:span></text:p>
      <text:p text:style-name="P5"><text:tab/>“<text:span text:style-name="T9">I’m fine Kate, honest.” Jack said. “I appreciate the concern. </text:span><text:span text:style-name="T10">My heart’s felt better, stronger even since my heart attack. I’m good for this assignment, I swear.”</text:span></text:p>
      <text:p text:style-name="P5"><text:tab/><text:span text:style-name="T10">Kate shook her head. “I’m not worried about the assignment sir.” She said. “I’m worried about you.” Her words sank deep into O’Brien’s soul.</text:span></text:p>
      <text:p text:style-name="P5"><text:soft-page-break/><text:tab/><text:span text:style-name="T10">He knew Kate cared about his well being, but didn’t know how deep that caring went. They had been enemies during the Civil War. He always thought there was another reason for her being assigned to Crimson Gamma, like she was keeping tabs on him or something. There was always something that just felt off with her. He couldn’t put his finger on it </text:span><text:span text:style-name="T11">and probably wouldn’t ever figure it out. </text:span><text:span text:style-name="T14">That was something he would have to live with.</text:span></text:p>
      <text:p text:style-name="P5"><text:tab/>“<text:span text:style-name="T12">How’s the delegate settling in?” O’Brien asked changing the subject.</text:span></text:p>
      <text:p text:style-name="P5"><text:tab/><text:span text:style-name="T12">Kate nodded, she got the message. “Grilka is doing fine sir. She’s anxious about this mission, as are we all. But we’ll get through it one way or another. We always manage to do so.”</text:span></text:p>
      <text:p text:style-name="P5"><text:tab/><text:span text:style-name="T12">Jack looked back out the window. The stars looked like tiny rainbows </text:span><text:span text:style-name="T13">coming from a water sprinkling system. “</text:span><text:span text:style-name="T15">I won’t lie, civilians shouldn’t be with us on this mission. But she insisted </text:span><text:span text:style-name="T16">that she come with us.” He paused. Grilka really hadn’t given him any choice in the matter. </text:span><text:span text:style-name="T17">He wondered if it would change her status on the station any. But that didn’t matter right now, right now he had to get Cain out of office. “</text:span><text:span text:style-name="T18">If I’ve learned anything from her it’s this, don’t ever argue with your mate.” He chuckled at the thought. </text:span><text:span text:style-name="T19">Grilka and he got along just fine, but he could tell when she wasn’t about to take no for an answer.</text:span></text:p>
      <text:p text:style-name="P5"><text:tab/><text:span text:style-name="T20">Kate swiveled in her chair for a moment. </text:span><text:span text:style-name="T21">If the chair wasn’t meant to be swiveled in, it shouldn’t have had the ability to swivel. It made sense to her, she could tell it was getting on O’Brien’s nerves even though he wasn’t saying anything about it. Kate stopped moving and Jack relaxed a bit. </text:span><text:span text:style-name="T22">She smiled at the thought. Jack had certain tells about him especially when he was being annoyed by something as simple as swiveling in a chair.</text:span></text:p>
      <text:p text:style-name="P5"><text:tab/>“<text:span text:style-name="T23">Sorry.” Kate said sheepishly.</text:span></text:p>
      <text:p text:style-name="P5"><text:tab/><text:span text:style-name="T23">O’Brien ignored the comment. </text:span><text:span text:style-name="T24">He was just glad she had stopped moving in the damned chair. “</text:span><text:span text:style-name="T25">How’s the crew holding up with news of our assignment? I know some were loyal officers to President Cain during the Civil War.” He said. “I expect it to be difficult to force the resignation of a man they once </text:span><text:span text:style-name="T26">believed</text:span><text:span text:style-name="T25"> </text:span><text:span text:style-name="T26">in</text:span><text:span text:style-name="T25">.”</text:span></text:p>
      <text:p text:style-name="P5"><text:tab/><text:span text:style-name="T25">Kate thought about it for a moment and then finally nodded her head. She too had been a supporter of President Cain when he was in office. Some people, like O’Brien, had thought he was on the losing side of the war. When Cain was forced out of office, he showed his true colors. That was all the confirmation Kate needed to know that she was on the losing side of the war. Something she wished never to repeat.</text:span></text:p>
      <text:p text:style-name="P5"><text:tab/>“<text:span text:style-name="T27">Well,” Kate said. “I would be lying if I said everything was going smoothly. Tensions are running high on the ship. Killpack had to break up a fight in the mess hall during lunch. Some hot headed lieutenant kept boasting about how President Cain was doing the best for the war effort and that he needed to be kept in office. There were some other officers that felt otherwise. The fight didn’t last long, as Killpack was in there too eating lunch.” She smiled.</text:span></text:p>
      <text:p text:style-name="P5"><text:soft-page-break/><text:tab/><text:span text:style-name="T27">There was usually a silver lining to things of that nature. You just had to look for it was all. Kate had found that out the hard way. </text:span><text:span text:style-name="T28">But wasn’t that how most life lessons went? You live and experience something just for it to make you fall flat on your face so you have to learn it all over again? Yeah, it was something along those lines.</text:span></text:p>
      <text:p text:style-name="P5"><text:tab/><text:span text:style-name="T29">O’Brien hadn’t heard about the fight in the mess hall. It was probably in some report sent to him that he had neglected to look at yet. Jack had so many reports cross his desk over the past seventy-two hours that he didn’t know what to do with all of them. </text:span><text:span text:style-name="T30">Most of the reports could be filed in the round filing cabinet, also known as the trash. They just weren’t that important to him to take a vested interest in. “</text:span><text:span text:style-name="T31">I see.” O’Brien said acknowledging Kate’s </text:span><text:span text:style-name="T34">findings</text:span><text:span text:style-name="T31">.</text:span></text:p>
      <text:p text:style-name="P5"><text:tab/><text:span text:style-name="T31">Standing up from the couch he had been sitting on, Jack paced back and forth through the room. </text:span><text:span text:style-name="T32">His quarters aboard the Fresno were a fraction of the size of the quarters on Crimson Gamma. </text:span><text:span text:style-name="T33">Jack wanted to get this mission over with, then maybe he could talk to the admirals in charge and get his command of Crimson Gamma back. At least that’s what he was hoping for. Jack hoped it wasn’t a foolish thing to look forward to. He felt that might be the case though.</text:span></text:p>
      <text:p text:style-name="P5"><text:tab/><text:span text:style-name="T34">As though reading his mind, Kate spoke up. “You might not get your command back captain.” She said. The truth hurt. Her words hurt as they cut to the core. “You have to be at least the rank of major to run a station like Crimson Gamma.” She continued. “I don’t see them making you a major again anytime soon. Not with your being part Dubor. In many of the admiral’s eyes, you are the enemy.” She folded her arms across her chest as she spo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5-12-27T23:39:10.626360881">12/27/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7T23:39:10.553321291</dc:date>
    <meta:editing-duration>PT2H49M</meta:editing-duration>
    <meta:editing-cycles>48</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27" meta:word-count="1286" meta:character-count="6941" meta:non-whitespace-character-count="5660"/>
  </office:meta>
</office:document-meta>
</file>